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gr4" style:family="graphic" style:parent-style-name="standard">
      <style:graphic-properties draw:stroke="solid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2.7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10.16cm">
          <text:p text:style-name="P4"/>
        </draw:line>
        <draw:frame draw:style-name="gr3" draw:text-style-name="P5" draw:layer="layout" svg:width="6.35cm" svg:height="1.673cm" svg:x="0.635cm" svg:y="3.264cm">
          <draw:text-box>
            <text:p text:style-name="P4"><text:span text:style-name="T2">gethostbyaddr</text:span></text:p>
            <text:p text:style-name="P4"><text:span text:style-name="T2">gethostbyname</text:span></text:p>
            <text:p text:style-name="P4"><text:span text:style-name="T2">gethostid</text:span></text:p>
          </draw:text-box>
        </draw:frame>
        <draw:line draw:style-name="gr2" draw:text-style-name="P3" draw:layer="layout" svg:x1="13.335cm" svg:y1="10.16cm" svg:x2="0.635cm" svg:y2="10.16cm">
          <text:p text:style-name="P4"/>
        </draw:line>
        <draw:custom-shape draw:style-name="gr1" draw:text-style-name="P2" draw:layer="layout" svg:width="12.7cm" svg:height="0.635cm" svg:x="0.635cm" svg:y="1.905cm">
          <text:p text:style-name="P1"><text:span text:style-name="T1">Sock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985cm" svg:y1="1.27cm" svg:x2="6.985cm" svg:y2="1.905cm">
          <text:p text:style-name="P4"/>
        </draw:line>
        <draw:line draw:style-name="gr2" draw:text-style-name="P3" draw:layer="layout" svg:x1="13.335cm" svg:y1="5.08cm" svg:x2="0.635cm" svg:y2="5.08cm">
          <text:p text:style-name="P4"/>
        </draw:line>
        <draw:frame draw:style-name="gr3" draw:text-style-name="P5" draw:layer="layout" svg:width="6.35cm" svg:height="4.991cm" svg:x="0.635cm" svg:y="5.169cm">
          <draw:text-box>
            <text:p text:style-name="P4"><text:span text:style-name="T2">accept</text:span></text:p>
            <text:p text:style-name="P4"><text:span text:style-name="T2">bind</text:span></text:p>
            <text:p text:style-name="P4"><text:span text:style-name="T2">close</text:span></text:p>
            <text:p text:style-name="P4"><text:span text:style-name="T2">connect</text:span></text:p>
            <text:p text:style-name="P4"><text:span text:style-name="T2">getOption</text:span></text:p>
            <text:p text:style-name="P4"><text:span text:style-name="T2">getPeerName</text:span></text:p>
            <text:p text:style-name="P4"><text:span text:style-name="T2">getSockName</text:span></text:p>
            <text:p text:style-name="P4"><text:span text:style-name="T2">init</text:span></text:p>
            <text:p text:style-name="P4"><text:span text:style-name="T2">ioctl</text:span></text:p>
            <text:p text:style-name="P4"><text:span text:style-name="T2">listen</text:span></text:p>
          </draw:text-box>
        </draw:frame>
        <draw:frame draw:style-name="gr3" draw:text-style-name="P5" draw:layer="layout" svg:width="6.35cm" svg:height="2.621cm" svg:x="6.985cm" svg:y="5.08cm">
          <draw:text-box>
            <text:p text:style-name="P4"><text:span text:style-name="T2">recv</text:span></text:p>
            <text:p text:style-name="P4"><text:span text:style-name="T2">recvFrom</text:span></text:p>
            <text:p text:style-name="P4"><text:span text:style-name="T2">selectend</text:span></text:p>
            <text:p text:style-name="P4"><text:span text:style-name="T2">setOption</text:span></text:p>
            <text:p text:style-name="P4"><text:span text:style-name="T2">string</text:span></text:p>
          </draw:text-box>
        </draw:frame>
        <draw:line draw:style-name="gr4" draw:text-style-name="P3" draw:layer="layout" svg:x1="6.985cm" svg:y1="5.08cm" svg:x2="6.985cm" svg:y2="9.52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William Ashley</meta:initial-creator>
    <meta:creation-date>2007-06-19T13:48:44</meta:creation-date>
    <dc:creator>William Ashley</dc:creator>
    <dc:date>2008-09-14T19:16:44</dc:date>
    <meta:editing-cycles>15</meta:editing-cycles>
    <meta:editing-duration>PT53M3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